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ave you ever used others' open-source hardware designs to...? (check all that apply)</text:p>
          </table:table-cell>
          <table:covered-table-cell table:style-name="ce10" office:value-type="string">
            <text:p>Have you ever used others' open-source hardware designs to...? (check all that apply)</text:p>
          </table:covered-table-cell>
          <table:covered-table-cell table:style-name="ce10" office:value-type="string">
            <text:p>Have you ever used others' open-source hardware designs to...? (check all that apply)</text:p>
          </table:covered-table-cell>
          <table:covered-table-cell table:style-name="ce10" office:value-type="string">
            <text:p>Have you ever used others' open-source hardware designs to...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 the device/object for use in a personal or professional context</text:p>
          </table:table-cell>
          <table:covered-table-cell table:style-name="ce12" office:value-type="string">
            <text:p>Manufacture the device/object for use in a personal or professional context</text:p>
          </table:covered-table-cell>
          <table:table-cell table:style-name="ce17" office:value-type="percentage" office:value="0.463">
            <text:p>46.3%</text:p>
          </table:table-cell>
          <table:table-cell table:style-name="ce19" office:value-type="float" office:value="376">
            <text:p>37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nufacture the product for commercial distribution</text:p>
          </table:table-cell>
          <table:covered-table-cell table:style-name="ce12" office:value-type="string">
            <text:p>Manufacture the product for commercial distribution</text:p>
          </table:covered-table-cell>
          <table:table-cell table:style-name="ce17" office:value-type="percentage" office:value="0.099">
            <text:p>9.9%</text:p>
          </table:table-cell>
          <table:table-cell table:style-name="ce19" office:value-type="float" office:value="80">
            <text:p>8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dapt the design to my needs</text:p>
          </table:table-cell>
          <table:covered-table-cell table:style-name="ce12" office:value-type="string">
            <text:p>Adapt the design to my needs</text:p>
          </table:covered-table-cell>
          <table:table-cell table:style-name="ce17" office:value-type="percentage" office:value="0.645">
            <text:p>64.5%</text:p>
          </table:table-cell>
          <table:table-cell table:style-name="ce19" office:value-type="float" office:value="524">
            <text:p>52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xtract a portion of the design for use in another design</text:p>
          </table:table-cell>
          <table:covered-table-cell table:style-name="ce12" office:value-type="string">
            <text:p>Extract a portion of the design for use in another design</text:p>
          </table:covered-table-cell>
          <table:table-cell table:style-name="ce17" office:value-type="percentage" office:value="0.584">
            <text:p>58.4%</text:p>
          </table:table-cell>
          <table:table-cell table:style-name="ce19" office:value-type="float" office:value="474">
            <text:p>47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odify or customize or hack an open-source hardware product</text:p>
          </table:table-cell>
          <table:covered-table-cell table:style-name="ce12" office:value-type="string">
            <text:p>Modify or customize or hack an open-source hardware product</text:p>
          </table:covered-table-cell>
          <table:table-cell table:style-name="ce17" office:value-type="percentage" office:value="0.523">
            <text:p>52.3%</text:p>
          </table:table-cell>
          <table:table-cell table:style-name="ce19" office:value-type="float" office:value="425">
            <text:p>425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2 'Question 1'.C4:'Question 1'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Understand the functionality of an open-source hardware product</text:p>
          </table:table-cell>
          <table:covered-table-cell table:style-name="ce12" office:value-type="string">
            <text:p>Understand the functionality of an open-source hardware product</text:p>
          </table:covered-table-cell>
          <table:table-cell table:style-name="ce17" office:value-type="percentage" office:value="0.709">
            <text:p>70.9%</text:p>
          </table:table-cell>
          <table:table-cell table:style-name="ce19" office:value-type="float" office:value="576">
            <text:p>57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Study the design</text:p>
          </table:table-cell>
          <table:covered-table-cell table:style-name="ce12" office:value-type="string">
            <text:p>Study the design</text:p>
          </table:covered-table-cell>
          <table:table-cell table:style-name="ce17" office:value-type="percentage" office:value="0.719">
            <text:p>71.9%</text:p>
          </table:table-cell>
          <table:table-cell table:style-name="ce19" office:value-type="float" office:value="584">
            <text:p>58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each</text:p>
          </table:table-cell>
          <table:covered-table-cell table:style-name="ce12" office:value-type="string">
            <text:p>Teach</text:p>
          </table:covered-table-cell>
          <table:table-cell table:style-name="ce17" office:value-type="percentage" office:value="0.267">
            <text:p>26.7%</text:p>
          </table:table-cell>
          <table:table-cell table:style-name="ce19" office:value-type="float" office:value="217">
            <text:p>21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ne of the above</text:p>
          </table:table-cell>
          <table:covered-table-cell table:style-name="ce12" office:value-type="string">
            <text:p>None of the above</text:p>
          </table:covered-table-cell>
          <table:table-cell table:style-name="ce17" office:value-type="percentage" office:value="0.083">
            <text:p>8.3%</text:p>
          </table:table-cell>
          <table:table-cell table:style-name="ce19" office:value-type="float" office:value="67">
            <text:p>6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3">
            <text:p>3</text:p>
          </table:covered-table-cell>
          <table:table-cell table:style-name="ce20" office:value-type="float" office:value="3">
            <text:p>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812">
            <text:p>812</text:p>
          </table:covered-table-cell>
          <table:table-cell table:style-name="ce21" office:value-type="float" office:value="812">
            <text:p>81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195">
            <text:p>195</text:p>
          </table:covered-table-cell>
          <table:table-cell table:style-name="ce22" office:value-type="float" office:value="195">
            <text:p>19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08-22T14:38:00">
            <text:p>Aug 22, 2013 2:38 PM</text:p>
          </table:table-cell>
          <table:table-cell office:value-type="string">
            <text:p>I purchased open source hardware only.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8-09T07:35:00">
            <text:p>Aug 9, 2013 7:35 AM</text:p>
          </table:table-cell>
          <table:table-cell office:value-type="string">
            <text:p>I wish!!!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8-07T19:59:00">
            <text:p>Aug 7, 2013 7:59 PM</text:p>
          </table:table-cell>
          <table:table-cell office:value-type="string">
            <text:p>isnt this a bunch of ways to say almost the same thing?</text:p>
          </table:table-cell>
          <table:table-cell table:number-columns-repeated="1021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39:11</dc:date>
    <dc:creator>Catarina Mota</dc:creator>
    <meta:editing-duration>PT00H00M12S</meta:editing-duration>
    <meta:editing-cycles>1</meta:editing-cycles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1.325cm" svg:y="0.18cm" chart:style-name="ch2">
          <text:p>Have you ever used others' open-source hardware designs to...? (check all that apply)</text:p>
        </chart:title>
        <chart:plot-area chart:style-name="ch3" table:cell-range-address="'Question 1'.A4:'Question 1'.A12 'Question 1'.C4:'Question 1'.C12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2">Manufacture the device/object for use in a personal or professional context</text:p>
              </table:table-cell>
              <table:table-cell office:value-type="float" office:value="0.463">
                <text:p text:id="'Question 1'.C4:'Question 1'.C12">0.463</text:p>
              </table:table-cell>
            </table:table-row>
            <table:table-row>
              <table:table-cell office:value-type="string">
                <text:p>Manufacture the product for commercial distribution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Adapt the design to my needs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Extract a portion of the design for use in another design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Modify or customize or hack an open-source hardware product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Understand the functionality of an open-source hardware product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Study the design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Teach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None of the above</text:p>
              </table:table-cell>
              <table:table-cell office:value-type="float" office:value="0.083">
                <text:p>0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